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9.83mm"/>
    </style:style>
    <style:style style:name="co9" style:family="table-column">
      <style:table-column-properties fo:break-before="auto" style:column-width="106.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72bf44" fo:border-left="none" fo:border-right="none" fo:border-top="0.06pt solid #000000"/>
    </style:style>
    <style:style style:name="ce29" style:family="table-cell" style:parent-style-name="Default">
      <style:table-cell-properties fo:background-color="#ed1c24" fo:border="none"/>
    </style:style>
    <style:style style:name="ce30" style:family="table-cell" style:parent-style-name="Default">
      <style:table-cell-properties fo:border-bottom="0.06pt solid #000000" fo:background-color="#add58a" fo:border-left="none" fo:border-right="none" fo:border-top="0.06pt solid #000000"/>
    </style:style>
    <style:style style:name="ce31" style:family="table-cell" style:parent-style-name="Default">
      <style:table-cell-properties fo:background-color="#fff450" fo:border="none"/>
    </style:style>
    <style:style style:name="ce32" style:family="table-cell" style:parent-style-name="Default">
      <style:table-cell-properties fo:background-color="#ccbe00" fo:border="none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</style:style>
    <style:style style:name="ce34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fff685"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Swindon Type 1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" calcext:value-type="float">
            <text:p>1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29" office:value-type="string" calcext:value-type="string">
            <text:p>Planned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7-01-01" calcext:value-type="date">
            <text:p>195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style-name="ce32" office:value-type="string" calcext:value-type="string">
            <text:p>Base graphic don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1" office:value-type="string" calcext:value-type="string">
            <text:p>Most liveries don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6" office:value-type="string" calcext:value-type="string">
            <text:p>Graphics drawn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4 “Hoov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50" calcext:value-type="float">
            <text:p>50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/>
          <table:table-cell table:style-name="ce30" office:value-type="string" calcext:value-type="string">
            <text:p>Ready for releas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Sulzer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/>
          <table:table-cell table:style-name="ce13" office:value-type="string" calcext:value-type="string">
            <text:p>Limited</text:p>
          </table:table-cell>
          <table:table-cell table:style-name="ce1" office:value-type="float" office:value="31" calcext:value-type="float">
            <text:p>31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style-name="ce28" office:value-type="string" calcext:value-type="string">
            <text:p>Released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Sulzer Type 4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3" office:value-type="string" calcext:value-type="string">
            <text:p>No climates (legacy)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EE AL6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65-01-01" calcext:value-type="date">
            <text:p>196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6" calcext:value-type="float">
            <text:p>86</text:p>
          </table:table-cell>
          <table:table-cell table:style-name="ce31" office:value-type="string" calcext:value-type="string">
            <text:p>Most liveries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ush/ABB “92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05-06-15" calcext:value-type="date">
            <text:p>1905</text:p>
          </table:table-cell>
          <table:table-cell table:style-name="ce11"/>
          <table:table-cell table:style-name="ce1" office:value-type="float" office:value="92" calcext:value-type="float">
            <text:p>92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91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1" calcext:value-type="float">
            <text:p>91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Metro-Cammel DMU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1" calcext:value-type="float">
            <text:p>101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42" calcext:value-type="float">
            <text:p>142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5" calcext:value-type="float">
            <text:p>20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4-01-01" calcext:value-type="date">
            <text:p>198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0" calcext:value-type="float">
            <text:p>15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Leyland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6-01-01" calcext:value-type="date">
            <text:p>1986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153" calcext:value-type="float">
            <text:p>153</text:p>
          </table:table-cell>
          <table:table-cell table:style-name="ce29" office:value-type="string" calcext:value-type="string">
            <text:p>Planned</text:p>
          </table:table-cell>
          <table:table-cell table:style-name="ce34" office:value-type="string" calcext:value-type="string">
            <text:p>Refit options for 1 or 2 coach formations</text:p>
          </table:table-cell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Super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7-01-01" calcext:value-type="date">
            <text:p>198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56" calcext:value-type="float">
            <text:p>156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8" calcext:value-type="float">
            <text:p>158</text:p>
          </table:table-cell>
          <table:table-cell table:style-name="ce31" office:value-type="string" calcext:value-type="string">
            <text:p>Most liveries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ABB Networker Turbo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05-06-13" calcext:value-type="date">
            <text:p>1905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5" calcext:value-type="float">
            <text:p>165</text:p>
          </table:table-cell>
          <table:table-cell table:style-name="ce31" office:value-type="string" calcext:value-type="string">
            <text:p>Most liveries done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ombardier Voyag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1-01-01" calcext:value-type="date">
            <text:p>200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20" calcext:value-type="float">
            <text:p>220</text:p>
          </table:table-cell>
          <table:table-cell table:style-name="ce28" office:value-type="string" calcext:value-type="string">
            <text:p>Released</text:p>
          </table:table-cell>
          <table:table-cell table:style-name="ce34" office:value-type="string" calcext:value-type="string">
            <text:p>222 liveries need to be complete</text:p>
          </table:table-cell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Thameslink Classic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1" office:value-type="float" office:value="1987" calcext:value-type="float">
            <text:p>1987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9" calcext:value-type="float">
            <text:p>319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AC Express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1" office:value-type="float" office:value="1988" calcext:value-type="float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1" calcext:value-type="float">
            <text:p>321</text:p>
          </table:table-cell>
          <table:table-cell table:style-name="ce32" office:value-type="string" calcext:value-type="string">
            <text:p>Base graphic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” Legacy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33" office:value-type="string" calcext:value-type="string">
            <text:p>No climates (legacy networker)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5" calcext:value-type="float">
            <text:p>465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 Express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365" calcext:value-type="float">
            <text:p>365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ombardier Electrostar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75" calcext:value-type="float">
            <text:p>37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444" calcext:value-type="float">
            <text:p>44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50" calcext:value-type="float">
            <text:p>35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Double Fairlie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870-01-01" calcext:value-type="date">
            <text:p>187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1" calcext:value-type="float">
            <text:p>100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6" office:value-type="string" calcext:value-type="string">
            <text:p>BREL Mark 4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3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40" calcext:value-type="float">
            <text:p>904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6" office:value-type="string" calcext:value-type="string">
            <text:p>CAF Mark 5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3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50" calcext:value-type="float">
            <text:p>905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 table:number-rows-repeated="13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 table:number-rows-repeated="8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number-columns-repeated="9"/>
        </table:table-row>
        <table:table-row table:style-name="ro1" table:number-rows-repeated="3">
          <table:table-cell table:style-name="ce1" table:number-columns-repeated="4"/>
          <table:table-cell table:style-name="ce9"/>
          <table:table-cell table:style-name="ce1" table:number-columns-repeated="3"/>
          <table:table-cell table:number-columns-repeated="10"/>
        </table:table-row>
        <table:table-row table:style-name="ro1" table:number-rows-repeated="104848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0:01:34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10-05T10:12:36.503000000</dc:date>
    <meta:editing-duration>PT2H31M14S</meta:editing-duration>
    <meta:editing-cycles>73</meta:editing-cycles>
    <meta:generator>LibreOffice/5.4.0.3$Windows_X86_64 LibreOffice_project/7556cbc6811c9d992f4064ab9287069087d7f62c</meta:generator>
    <meta:document-statistic meta:table-count="1" meta:cell-count="320" meta:object-count="0"/>
  </office:meta>
</office:document-meta>
</file>